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PageStyle_5f_UJ05-XML_5f_2019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ce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 fo:hyphenate="true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9" style:family="table-cell" style:parent-style-name="Default" style:data-style-name="N13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 fo:hyphenate="true"/>
    </style:style>
    <style:style style:name="ce2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 fo:hyphenate="true"/>
    </style:style>
    <style:style style:name="ce19" style:family="table-cell" style:parent-style-name="Default">
      <style:table-cell-properties fo:wrap-option="wrap" fo:border="0.06pt solid #000000" fo:padding="0.049cm"/>
      <style:text-properties style:font-name="Monospace" fo:font-size="9pt" style:font-size-asian="9pt" style:font-size-complex="9pt" fo:hyphenate="true"/>
    </style:style>
    <style:style style:name="ce11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 fo:hyphenate="true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 fo:hyphenate="true"/>
    </style:style>
    <style:style style:name="ce17" style:family="table-cell" style:parent-style-name="Default">
      <style:table-cell-properties fo:padding="0.049cm"/>
      <style:text-properties style:font-name="Monospace" fo:font-size="9pt" style:font-size-asian="9pt" style:font-size-complex="9pt"/>
    </style:style>
    <style:style style:name="ce43" style:family="table-cell" style:parent-style-name="Default">
      <style:table-cell-properties fo:padding="0.049cm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9_JJ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14" table:default-cell-style-name="ce19"/>
        <table:table-column table:style-name="co3" table:number-columns-repeated="35" table:default-cell-style-name="ce13"/>
        <table:table-column table:style-name="co3" table:number-columns-repeated="960" table:default-cell-style-name="ce17"/>
        <table:table-column table:style-name="co4" table:number-columns-repeated="14" table:default-cell-style-name="ce43"/>
        <table:table-row table:style-name="ro1">
          <table:table-cell table:style-name="ce1" office:value-type="string" calcext:value-type="string">
            <text:p>Deutschland 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 Beteiligte an Straßenverkehrsunfällen 2019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 Alleinunfälle und Unfälle mit zwei Beteiligten nach Ortslage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.1 Nach Unfallverursacher und Unfallgegner </text:p>
          </table:table-cell>
          <table:table-cell table:style-name="ce28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Spalten: Der erste Beteiligte (Hauptverursacher) war ein(e) ...</text:p>
            <text:p>Zeilen: Der zweite Beteiligte (Nebenverursacher) war ein(e) ...</text:p>
          </table:table-cell>
          <table:table-cell table:style-name="ce28" table:number-columns-repeated="13"/>
          <table:table-cell table:style-name="ce12"/>
          <table:table-cell table:number-columns-repeated="1009"/>
        </table:table-row>
        <table:table-row table:style-name="ro3">
          <table:table-cell table:style-name="ce23" office:value-type="string" calcext:value-type="string">
            <text:p><text:span text:style-name="T1">Unfälle mit Getötet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83" calcext:value-type="float">
            <text:p><text:s/>8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00" calcext:value-type="float">
            <text:p><text:s/>100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41" calcext:value-type="float">
            <text:p><text:s/>24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259" calcext:value-type="float">
            <text:p><text:s/>25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75" calcext:value-type="float">
            <text:p><text:s/>7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02" calcext:value-type="float">
            <text:p><text:s/>102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581" calcext:value-type="float">
            <text:p><text:s/>58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6" calcext:value-type="float">
            <text:p><text:s/>3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3"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7" calcext:value-type="float">
            <text:p><text:s/>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5" calcext:value-type="float">
            <text:p><text:s/>5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54" calcext:value-type="float">
            <text:p><text:s/>15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3" calcext:value-type="float">
            <text:p><text:s/>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11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0" calcext:value-type="float">
            <text:p><text:s/>4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96" calcext:value-type="float">
            <text:p><text:s/>9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0" calcext:value-type="float">
            <text:p><text:s/>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25" calcext:value-type="float">
            <text:p><text:s/>12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75" calcext:value-type="float">
            <text:p><text:s/>1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3" calcext:value-type="float">
            <text:p><text:s/>33</text:p>
          </table:table-cell>
          <table:table-cell table:number-columns-repeated="1009"/>
        </table:table-row>
        <table:table-row table:style-name="ro3">
          <table:table-cell table:style-name="ce25" office:value-type="string" calcext:value-type="string">
            <text:p><text:span text:style-name="T1">Unfälle mit Getöteten –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18" calcext:value-type="float">
            <text:p><text:s/>118</text:p>
          </table:table-cell>
          <table:table-cell table:style-name="ce9" office:value-type="float" office:value="421" calcext:value-type="float">
            <text:p><text:s/>42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5" calcext:value-type="float">
            <text:p><text:s/>3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626" calcext:value-type="float">
            <text:p><text:s/>6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12" calcext:value-type="float">
            <text:p><text:s/>112</text:p>
          </table:table-cell>
          <table:table-cell table:style-name="ce9" office:value-type="float" office:value="621" calcext:value-type="float">
            <text:p><text:s/>621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63" calcext:value-type="float">
            <text:p><text:s/>63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80" calcext:value-type="float">
            <text:p><text:s/>8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1013" calcext:value-type="float">
            <text:p>1 01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99" calcext:value-type="float">
            <text:p><text:s/>9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45" calcext:value-type="float">
            <text:p><text:s/>1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73" calcext:value-type="float">
            <text:p><text:s/>73</text:p>
          </table:table-cell>
          <table:table-cell table:style-name="ce9" office:value-type="float" office:value="253" calcext:value-type="float">
            <text:p><text:s/>25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50" calcext:value-type="float">
            <text:p><text:s/>45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2" calcext:value-type="float">
            <text:p><text:s/>2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8" calcext:value-type="float">
            <text:p><text:s/>3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77" calcext:value-type="float">
            <text:p><text:s/>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76" calcext:value-type="float">
            <text:p><text:s/>7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22" calcext:value-type="float">
            <text:p><text:s/>1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9" calcext:value-type="float">
            <text:p><text:s/>1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56" calcext:value-type="float">
            <text:p><text:s/>5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1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49" calcext:value-type="float">
            <text:p><text:s/>4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Unfälle mit Getötet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504" calcext:value-type="float">
            <text:p>50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5" calcext:value-type="float">
            <text:p>135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867" calcext:value-type="float">
            <text:p>8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1594" calcext:value-type="float">
            <text:p>159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5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92" calcext:value-type="float">
            <text:p>19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04" calcext:value-type="float">
            <text:p>6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34" calcext:value-type="float">
            <text:p>1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52" calcext:value-type="float">
            <text:p>15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24" calcext:value-type="float">
            <text:p>2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1009"/>
        </table:table-row>
        <table:table-row table:style-name="ro3">
          <table:table-cell table:style-name="ce25" office:value-type="string" calcext:value-type="string">
            <text:p><text:span text:style-name="T1">Unfälle mit Personenschad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2949" calcext:value-type="float">
            <text:p>2 949</text:p>
          </table:table-cell>
          <table:table-cell table:style-name="ce9" office:value-type="float" office:value="3155" calcext:value-type="float">
            <text:p>3 155</text:p>
          </table:table-cell>
          <table:table-cell table:style-name="ce9" office:value-type="float" office:value="7062" calcext:value-type="float">
            <text:p>7 062</text:p>
          </table:table-cell>
          <table:table-cell table:style-name="ce9" office:value-type="float" office:value="678" calcext:value-type="float">
            <text:p><text:s/>678</text:p>
          </table:table-cell>
          <table:table-cell table:style-name="ce9" office:value-type="float" office:value="185" calcext:value-type="float">
            <text:p><text:s/>185</text:p>
          </table:table-cell>
          <table:table-cell table:style-name="ce9" office:value-type="float" office:value="70" calcext:value-type="float">
            <text:p><text:s/>70</text:p>
          </table:table-cell>
          <table:table-cell table:style-name="ce9" office:value-type="float" office:value="40" calcext:value-type="float">
            <text:p><text:s/>40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145" calcext:value-type="float">
            <text:p><text:s/>145</text:p>
          </table:table-cell>
          <table:table-cell table:style-name="ce9" office:value-type="float" office:value="16391" calcext:value-type="float">
            <text:p>16 391</text:p>
          </table:table-cell>
          <table:table-cell table:style-name="ce9" office:value-type="float" office:value="92" calcext:value-type="float">
            <text:p><text:s/>9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46" calcext:value-type="float">
            <text:p><text:s/>746</text:p>
          </table:table-cell>
          <table:table-cell table:style-name="ce9" office:value-type="float" office:value="31543" calcext:value-type="float">
            <text:p>31 5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2798" calcext:value-type="float">
            <text:p>2 798</text:p>
          </table:table-cell>
          <table:table-cell table:style-name="ce9" office:value-type="float" office:value="3331" calcext:value-type="float">
            <text:p>3 331</text:p>
          </table:table-cell>
          <table:table-cell table:style-name="ce11" office:value-type="float" office:value="113277" calcext:value-type="float">
            <text:p><text:s/>113 277</text:p>
          </table:table-cell>
          <table:table-cell table:style-name="ce9" office:value-type="float" office:value="1485" calcext:value-type="float">
            <text:p>1 485</text:p>
          </table:table-cell>
          <table:table-cell table:style-name="ce9" office:value-type="float" office:value="4961" calcext:value-type="float">
            <text:p>4 961</text:p>
          </table:table-cell>
          <table:table-cell table:style-name="ce9" office:value-type="float" office:value="1939" calcext:value-type="float">
            <text:p>1 939</text:p>
          </table:table-cell>
          <table:table-cell table:style-name="ce9" office:value-type="float" office:value="1071" calcext:value-type="float">
            <text:p>1 071</text:p>
          </table:table-cell>
          <table:table-cell table:style-name="ce9" office:value-type="float" office:value="292" calcext:value-type="float">
            <text:p><text:s/>292</text:p>
          </table:table-cell>
          <table:table-cell table:style-name="ce9" office:value-type="float" office:value="334" calcext:value-type="float">
            <text:p><text:s/>334</text:p>
          </table:table-cell>
          <table:table-cell table:style-name="ce9" office:value-type="float" office:value="20371" calcext:value-type="float">
            <text:p>20 371</text:p>
          </table:table-cell>
          <table:table-cell table:style-name="ce9" office:value-type="float" office:value="153" calcext:value-type="float">
            <text:p><text:s/>153</text:p>
          </table:table-cell>
          <table:table-cell table:style-name="ce9" office:value-type="float" office:value="7608" calcext:value-type="float">
            <text:p>7 608</text:p>
          </table:table-cell>
          <table:table-cell table:style-name="ce9" office:value-type="float" office:value="2997" calcext:value-type="float">
            <text:p>2 997</text:p>
          </table:table-cell>
          <table:table-cell table:style-name="ce11" office:value-type="float" office:value="160617" calcext:value-type="float">
            <text:p><text:s/>160 61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65" calcext:value-type="float">
            <text:p><text:s/>65</text:p>
          </table:table-cell>
          <table:table-cell table:style-name="ce9" office:value-type="float" office:value="37" calcext:value-type="float">
            <text:p><text:s/>37</text:p>
          </table:table-cell>
          <table:table-cell table:style-name="ce9" office:value-type="float" office:value="4575" calcext:value-type="float">
            <text:p>4 575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209" calcext:value-type="float">
            <text:p><text:s/>209</text:p>
          </table:table-cell>
          <table:table-cell table:style-name="ce9" office:value-type="float" office:value="70" calcext:value-type="float">
            <text:p><text:s/>70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61" calcext:value-type="float">
            <text:p><text:s/>16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42" calcext:value-type="float">
            <text:p><text:s/>142</text:p>
          </table:table-cell>
          <table:table-cell table:style-name="ce9" office:value-type="float" office:value="132" calcext:value-type="float">
            <text:p><text:s/>132</text:p>
          </table:table-cell>
          <table:table-cell table:style-name="ce9" office:value-type="float" office:value="5489" calcext:value-type="float">
            <text:p>5 48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167" calcext:value-type="float">
            <text:p><text:s/>167</text:p>
          </table:table-cell>
          <table:table-cell table:style-name="ce9" office:value-type="float" office:value="6652" calcext:value-type="float">
            <text:p>6 652</text:p>
          </table:table-cell>
          <table:table-cell table:style-name="ce9" office:value-type="float" office:value="56" calcext:value-type="float">
            <text:p><text:s/>56</text:p>
          </table:table-cell>
          <table:table-cell table:style-name="ce9" office:value-type="float" office:value="293" calcext:value-type="float">
            <text:p><text:s/>293</text:p>
          </table:table-cell>
          <table:table-cell table:style-name="ce9" office:value-type="float" office:value="82" calcext:value-type="float">
            <text:p><text:s/>82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43" calcext:value-type="float">
            <text:p><text:s/>43</text:p>
          </table:table-cell>
          <table:table-cell table:style-name="ce9" office:value-type="float" office:value="247" calcext:value-type="float">
            <text:p><text:s/>24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68" calcext:value-type="float">
            <text:p><text:s/>168</text:p>
          </table:table-cell>
          <table:table-cell table:style-name="ce9" office:value-type="float" office:value="196" calcext:value-type="float">
            <text:p><text:s/>196</text:p>
          </table:table-cell>
          <table:table-cell table:style-name="ce9" office:value-type="float" office:value="8009" calcext:value-type="float">
            <text:p>8 0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2154" calcext:value-type="float">
            <text:p>2 154</text:p>
          </table:table-cell>
          <table:table-cell table:style-name="ce9" office:value-type="float" office:value="2583" calcext:value-type="float">
            <text:p>2 583</text:p>
          </table:table-cell>
          <table:table-cell table:style-name="ce9" office:value-type="float" office:value="47408" calcext:value-type="float">
            <text:p>47 408</text:p>
          </table:table-cell>
          <table:table-cell table:style-name="ce9" office:value-type="float" office:value="458" calcext:value-type="float">
            <text:p><text:s/>458</text:p>
          </table:table-cell>
          <table:table-cell table:style-name="ce9" office:value-type="float" office:value="1960" calcext:value-type="float">
            <text:p>1 960</text:p>
          </table:table-cell>
          <table:table-cell table:style-name="ce9" office:value-type="float" office:value="936" calcext:value-type="float">
            <text:p><text:s/>936</text:p>
          </table:table-cell>
          <table:table-cell table:style-name="ce9" office:value-type="float" office:value="610" calcext:value-type="float">
            <text:p><text:s/>610</text:p>
          </table:table-cell>
          <table:table-cell table:number-columns-repeated="2" table:style-name="ce9" office:value-type="float" office:value="151" calcext:value-type="float">
            <text:p><text:s/>151</text:p>
          </table:table-cell>
          <table:table-cell table:style-name="ce9" office:value-type="float" office:value="11033" calcext:value-type="float">
            <text:p>11 033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4680" calcext:value-type="float">
            <text:p>4 680</text:p>
          </table:table-cell>
          <table:table-cell table:style-name="ce9" office:value-type="float" office:value="587" calcext:value-type="float">
            <text:p><text:s/>587</text:p>
          </table:table-cell>
          <table:table-cell table:style-name="ce9" office:value-type="float" office:value="72759" calcext:value-type="float">
            <text:p>72 75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1706" calcext:value-type="float">
            <text:p>1 706</text:p>
          </table:table-cell>
          <table:table-cell table:style-name="ce9" office:value-type="float" office:value="58" calcext:value-type="float">
            <text:p><text:s/>58</text:p>
          </table:table-cell>
          <table:table-cell table:style-name="ce9" office:value-type="float" office:value="82" calcext:value-type="float">
            <text:p><text:s/>82</text:p>
          </table:table-cell>
          <table:table-cell table:style-name="ce9" office:value-type="float" office:value="47" calcext:value-type="float">
            <text:p><text:s/>47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78" calcext:value-type="float">
            <text:p><text:s/>27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68" calcext:value-type="float">
            <text:p><text:s/>368</text:p>
          </table:table-cell>
          <table:table-cell table:style-name="ce9" office:value-type="float" office:value="121" calcext:value-type="float">
            <text:p><text:s/>121</text:p>
          </table:table-cell>
          <table:table-cell table:style-name="ce9" office:value-type="float" office:value="2747" calcext:value-type="float">
            <text:p>2 74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77" calcext:value-type="float">
            <text:p><text:s/>77</text:p>
          </table:table-cell>
          <table:table-cell table:style-name="ce9" office:value-type="float" office:value="98" calcext:value-type="float">
            <text:p><text:s/>98</text:p>
          </table:table-cell>
          <table:table-cell table:style-name="ce9" office:value-type="float" office:value="1053" calcext:value-type="float">
            <text:p>1 053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88" calcext:value-type="float">
            <text:p><text:s/>88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88" calcext:value-type="float">
            <text:p><text:s/>28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5" calcext:value-type="float">
            <text:p><text:s/>115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1818" calcext:value-type="float">
            <text:p>1 8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612" calcext:value-type="float">
            <text:p><text:s/>612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18" calcext:value-type="float">
            <text:p><text:s/>11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954" calcext:value-type="float">
            <text:p><text:s/>95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278" calcext:value-type="float">
            <text:p><text:s/>278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16" calcext:value-type="float">
            <text:p><text:s/>16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456" calcext:value-type="float">
            <text:p><text:s/>45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11" calcext:value-type="float">
            <text:p><text:s/>11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" calcext:value-type="float">
            <text:p><text:s/>10</text:p>
          </table:table-cell>
          <table:table-cell table:number-columns-repeated="2" table:style-name="ce9" office:value-type="float" office:value="4" calcext:value-type="float">
            <text:p><text:s/>4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72" calcext:value-type="float">
            <text:p><text:s/>17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132" calcext:value-type="float">
            <text:p><text:s/>13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01" calcext:value-type="float">
            <text:p><text:s/>2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203" calcext:value-type="float">
            <text:p><text:s/>203</text:p>
          </table:table-cell>
          <table:table-cell table:style-name="ce9" office:value-type="float" office:value="168" calcext:value-type="float">
            <text:p><text:s/>168</text:p>
          </table:table-cell>
          <table:table-cell table:style-name="ce9" office:value-type="float" office:value="33996" calcext:value-type="float">
            <text:p>33 996</text:p>
          </table:table-cell>
          <table:table-cell table:style-name="ce9" office:value-type="float" office:value="284" calcext:value-type="float">
            <text:p><text:s/>284</text:p>
          </table:table-cell>
          <table:table-cell table:style-name="ce9" office:value-type="float" office:value="1450" calcext:value-type="float">
            <text:p>1 450</text:p>
          </table:table-cell>
          <table:table-cell table:style-name="ce9" office:value-type="float" office:value="485" calcext:value-type="float">
            <text:p><text:s/>485</text:p>
          </table:table-cell>
          <table:table-cell table:style-name="ce9" office:value-type="float" office:value="221" calcext:value-type="float">
            <text:p><text:s/>221</text:p>
          </table:table-cell>
          <table:table-cell table:style-name="ce9" office:value-type="float" office:value="59" calcext:value-type="float">
            <text:p><text:s/>59</text:p>
          </table:table-cell>
          <table:table-cell table:style-name="ce9" office:value-type="float" office:value="55" calcext:value-type="float">
            <text:p><text:s/>55</text:p>
          </table:table-cell>
          <table:table-cell table:style-name="ce9" office:value-type="float" office:value="5414" calcext:value-type="float">
            <text:p>5 414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646" calcext:value-type="float">
            <text:p>1 646</text:p>
          </table:table-cell>
          <table:table-cell table:style-name="ce9" office:value-type="float" office:value="1220" calcext:value-type="float">
            <text:p>1 220</text:p>
          </table:table-cell>
          <table:table-cell table:style-name="ce9" office:value-type="float" office:value="45210" calcext:value-type="float">
            <text:p>45 2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07" calcext:value-type="float">
            <text:p><text:s/>607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64" calcext:value-type="float">
            <text:p><text:s/>164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337" calcext:value-type="float">
            <text:p><text:s/>337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1223" calcext:value-type="float">
            <text:p>1 2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34" calcext:value-type="float">
            <text:p><text:s/>134</text:p>
          </table:table-cell>
          <table:table-cell table:style-name="ce9" office:value-type="float" office:value="126" calcext:value-type="float">
            <text:p><text:s/>126</text:p>
          </table:table-cell>
          <table:table-cell table:style-name="ce9" office:value-type="float" office:value="15327" calcext:value-type="float">
            <text:p>15 327</text:p>
          </table:table-cell>
          <table:table-cell table:style-name="ce9" office:value-type="float" office:value="437" calcext:value-type="float">
            <text:p><text:s/>437</text:p>
          </table:table-cell>
          <table:table-cell table:style-name="ce9" office:value-type="float" office:value="756" calcext:value-type="float">
            <text:p><text:s/>756</text:p>
          </table:table-cell>
          <table:table-cell table:style-name="ce9" office:value-type="float" office:value="195" calcext:value-type="float">
            <text:p><text:s/>195</text:p>
          </table:table-cell>
          <table:table-cell table:style-name="ce9" office:value-type="float" office:value="73" calcext:value-type="float">
            <text:p><text:s/>73</text:p>
          </table:table-cell>
          <table:table-cell table:style-name="ce9" office:value-type="float" office:value="34" calcext:value-type="float">
            <text:p><text:s/>34</text:p>
          </table:table-cell>
          <table:table-cell table:style-name="ce9" office:value-type="float" office:value="40" calcext:value-type="float">
            <text:p><text:s/>40</text:p>
          </table:table-cell>
          <table:table-cell table:style-name="ce9" office:value-type="float" office:value="2384" calcext:value-type="float">
            <text:p>2 384</text:p>
          </table:table-cell>
          <table:table-cell table:style-name="ce9" office:value-type="float" office:value="67" calcext:value-type="float">
            <text:p><text:s/>6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22" calcext:value-type="float">
            <text:p><text:s/>622</text:p>
          </table:table-cell>
          <table:table-cell table:style-name="ce9" office:value-type="float" office:value="20195" calcext:value-type="float">
            <text:p>20 1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33" calcext:value-type="float">
            <text:p><text:s/>33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820" calcext:value-type="float">
            <text:p><text:s/>820</text:p>
          </table:table-cell>
          <table:table-cell table:style-name="ce9" office:value-type="float" office:value="94" calcext:value-type="float">
            <text:p><text:s/>94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91" calcext:value-type="float">
            <text:p><text:s/>191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58" calcext:value-type="float">
            <text:p><text:s/>58</text:p>
          </table:table-cell>
          <table:table-cell table:style-name="ce9" office:value-type="float" office:value="47" calcext:value-type="float">
            <text:p><text:s/>47</text:p>
          </table:table-cell>
          <table:table-cell table:style-name="ce9" office:value-type="float" office:value="1384" calcext:value-type="float">
            <text:p>1 384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Unfälle mit Personenschaden – </text:span>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783" calcext:value-type="float">
            <text:p><text:s/>783</text:p>
          </table:table-cell>
          <table:table-cell table:style-name="ce9" office:value-type="float" office:value="5495" calcext:value-type="float">
            <text:p>5 495</text:p>
          </table:table-cell>
          <table:table-cell table:style-name="ce9" office:value-type="float" office:value="18504" calcext:value-type="float">
            <text:p>18 504</text:p>
          </table:table-cell>
          <table:table-cell table:style-name="ce9" office:value-type="float" office:value="69" calcext:value-type="float">
            <text:p><text:s/>69</text:p>
          </table:table-cell>
          <table:table-cell table:style-name="ce9" office:value-type="float" office:value="680" calcext:value-type="float">
            <text:p><text:s/>680</text:p>
          </table:table-cell>
          <table:table-cell table:style-name="ce9" office:value-type="float" office:value="195" calcext:value-type="float">
            <text:p><text:s/>195</text:p>
          </table:table-cell>
          <table:table-cell table:style-name="ce9" office:value-type="float" office:value="342" calcext:value-type="float">
            <text:p><text:s/>342</text:p>
          </table:table-cell>
          <table:table-cell table:style-name="ce9" office:value-type="float" office:value="74" calcext:value-type="float">
            <text:p><text:s/>74</text:p>
          </table:table-cell>
          <table:table-cell table:style-name="ce9" office:value-type="float" office:value="153" calcext:value-type="float">
            <text:p><text:s/>153</text:p>
          </table:table-cell>
          <table:table-cell table:style-name="ce9" office:value-type="float" office:value="3196" calcext:value-type="float">
            <text:p>3 19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81" calcext:value-type="float">
            <text:p><text:s/>181</text:p>
          </table:table-cell>
          <table:table-cell table:style-name="ce9" office:value-type="float" office:value="29673" calcext:value-type="float">
            <text:p>29 67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443" calcext:value-type="float">
            <text:p><text:s/>443</text:p>
          </table:table-cell>
          <table:table-cell table:style-name="ce9" office:value-type="float" office:value="2398" calcext:value-type="float">
            <text:p>2 398</text:p>
          </table:table-cell>
          <table:table-cell table:style-name="ce9" office:value-type="float" office:value="38757" calcext:value-type="float">
            <text:p>38 757</text:p>
          </table:table-cell>
          <table:table-cell table:style-name="ce9" office:value-type="float" office:value="200" calcext:value-type="float">
            <text:p><text:s/>200</text:p>
          </table:table-cell>
          <table:table-cell table:style-name="ce9" office:value-type="float" office:value="2276" calcext:value-type="float">
            <text:p>2 276</text:p>
          </table:table-cell>
          <table:table-cell table:style-name="ce9" office:value-type="float" office:value="1229" calcext:value-type="float">
            <text:p>1 229</text:p>
          </table:table-cell>
          <table:table-cell table:style-name="ce9" office:value-type="float" office:value="1532" calcext:value-type="float">
            <text:p>1 532</text:p>
          </table:table-cell>
          <table:table-cell table:style-name="ce9" office:value-type="float" office:value="131" calcext:value-type="float">
            <text:p><text:s/>131</text:p>
          </table:table-cell>
          <table:table-cell table:style-name="ce9" office:value-type="float" office:value="500" calcext:value-type="float">
            <text:p><text:s/>500</text:p>
          </table:table-cell>
          <table:table-cell table:style-name="ce9" office:value-type="float" office:value="2153" calcext:value-type="float">
            <text:p>2 15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78" calcext:value-type="float">
            <text:p><text:s/>378</text:p>
          </table:table-cell>
          <table:table-cell table:style-name="ce9" office:value-type="float" office:value="866" calcext:value-type="float">
            <text:p><text:s/>866</text:p>
          </table:table-cell>
          <table:table-cell table:style-name="ce9" office:value-type="float" office:value="50863" calcext:value-type="float">
            <text:p>50 86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670" calcext:value-type="float">
            <text:p><text:s/>67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0" calcext:value-type="float">
            <text:p><text:s/>40</text:p>
          </table:table-cell>
          <table:table-cell table:style-name="ce9" office:value-type="float" office:value="854" calcext:value-type="float">
            <text:p><text:s/>85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366" calcext:value-type="float">
            <text:p><text:s/>366</text:p>
          </table:table-cell>
          <table:table-cell table:style-name="ce9" office:value-type="float" office:value="2579" calcext:value-type="float">
            <text:p>2 579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89" calcext:value-type="float">
            <text:p><text:s/>89</text:p>
          </table:table-cell>
          <table:table-cell table:style-name="ce9" office:value-type="float" office:value="67" calcext:value-type="float">
            <text:p><text:s/>67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2" table:style-name="ce9" office:value-type="float" office:value="93" calcext:value-type="float">
            <text:p><text:s/>9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124" calcext:value-type="float">
            <text:p><text:s/>124</text:p>
          </table:table-cell>
          <table:table-cell table:style-name="ce9" office:value-type="float" office:value="3517" calcext:value-type="float">
            <text:p>3 5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282" calcext:value-type="float">
            <text:p><text:s/>282</text:p>
          </table:table-cell>
          <table:table-cell table:style-name="ce9" office:value-type="float" office:value="1700" calcext:value-type="float">
            <text:p>1 700</text:p>
          </table:table-cell>
          <table:table-cell table:style-name="ce9" office:value-type="float" office:value="28704" calcext:value-type="float">
            <text:p>28 704</text:p>
          </table:table-cell>
          <table:table-cell table:style-name="ce9" office:value-type="float" office:value="125" calcext:value-type="float">
            <text:p><text:s/>125</text:p>
          </table:table-cell>
          <table:table-cell table:style-name="ce9" office:value-type="float" office:value="1517" calcext:value-type="float">
            <text:p>1 517</text:p>
          </table:table-cell>
          <table:table-cell table:style-name="ce9" office:value-type="float" office:value="790" calcext:value-type="float">
            <text:p><text:s/>790</text:p>
          </table:table-cell>
          <table:table-cell table:style-name="ce9" office:value-type="float" office:value="1109" calcext:value-type="float">
            <text:p>1 109</text:p>
          </table:table-cell>
          <table:table-cell table:style-name="ce9" office:value-type="float" office:value="88" calcext:value-type="float">
            <text:p><text:s/>88</text:p>
          </table:table-cell>
          <table:table-cell table:style-name="ce9" office:value-type="float" office:value="286" calcext:value-type="float">
            <text:p><text:s/>286</text:p>
          </table:table-cell>
          <table:table-cell table:style-name="ce9" office:value-type="float" office:value="899" calcext:value-type="float">
            <text:p><text:s/>89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50" calcext:value-type="float">
            <text:p><text:s/>250</text:p>
          </table:table-cell>
          <table:table-cell table:style-name="ce9" office:value-type="float" office:value="404" calcext:value-type="float">
            <text:p><text:s/>404</text:p>
          </table:table-cell>
          <table:table-cell table:style-name="ce9" office:value-type="float" office:value="36154" calcext:value-type="float">
            <text:p>36 15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206" calcext:value-type="float">
            <text:p><text:s/>206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89" calcext:value-type="float">
            <text:p><text:s/>28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70" calcext:value-type="float">
            <text:p><text:s/>70</text:p>
          </table:table-cell>
          <table:table-cell table:style-name="ce9" office:value-type="float" office:value="921" calcext:value-type="float">
            <text:p><text:s/>92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12" calcext:value-type="float">
            <text:p><text:s/>112</text:p>
          </table:table-cell>
          <table:table-cell table:style-name="ce9" office:value-type="float" office:value="43" calcext:value-type="float">
            <text:p><text:s/>43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1283" calcext:value-type="float">
            <text:p>1 28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835" calcext:value-type="float">
            <text:p><text:s/>835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13" calcext:value-type="float">
            <text:p><text:s/>113</text:p>
          </table:table-cell>
          <table:table-cell table:style-name="ce9" office:value-type="float" office:value="99" calcext:value-type="float">
            <text:p><text:s/>99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1245" calcext:value-type="float">
            <text:p>1 2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1236" calcext:value-type="float">
            <text:p>1 236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99" calcext:value-type="float">
            <text:p><text:s/>199</text:p>
          </table:table-cell>
          <table:table-cell table:style-name="ce9" office:value-type="float" office:value="104" calcext:value-type="float">
            <text:p><text:s/>104</text:p>
          </table:table-cell>
          <table:table-cell table:style-name="ce9" office:value-type="float" office:value="172" calcext:value-type="float">
            <text:p><text:s/>17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1814" calcext:value-type="float">
            <text:p>1 8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28" calcext:value-type="float">
            <text:p><text:s/>128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9" calcext:value-type="float">
            <text:p><text:s/>9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78" calcext:value-type="float">
            <text:p><text:s/>1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304" calcext:value-type="float">
            <text:p><text:s/>30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410" calcext:value-type="float">
            <text:p><text:s/>4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54" calcext:value-type="float">
            <text:p><text:s/>54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2304" calcext:value-type="float">
            <text:p>2 304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107" calcext:value-type="float">
            <text:p><text:s/>107</text:p>
          </table:table-cell>
          <table:table-cell table:style-name="ce9" office:value-type="float" office:value="43" calcext:value-type="float">
            <text:p><text:s/>43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3" calcext:value-type="float">
            <text:p><text:s/>53</text:p>
          </table:table-cell>
          <table:table-cell table:style-name="ce9" office:value-type="float" office:value="866" calcext:value-type="float">
            <text:p><text:s/>86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9" calcext:value-type="float">
            <text:p><text:s/>79</text:p>
          </table:table-cell>
          <table:table-cell table:style-name="ce9" office:value-type="float" office:value="165" calcext:value-type="float">
            <text:p><text:s/>165</text:p>
          </table:table-cell>
          <table:table-cell table:style-name="ce9" office:value-type="float" office:value="3787" calcext:value-type="float">
            <text:p>3 7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95" calcext:value-type="float">
            <text:p><text:s/>595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52" calcext:value-type="float">
            <text:p><text:s/>15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896" calcext:value-type="float">
            <text:p><text:s/>89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269" calcext:value-type="float">
            <text:p><text:s/>269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427" calcext:value-type="float">
            <text:p><text:s/>427</text:p>
          </table:table-cell>
          <table:table-cell table:number-columns-repeated="1009"/>
        </table:table-row>
        <table:table-row table:style-name="ro3">
          <table:table-cell table:style-name="ce25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3732" calcext:value-type="float">
            <text:p>3 732</text:p>
          </table:table-cell>
          <table:table-cell table:style-name="ce9" office:value-type="float" office:value="8650" calcext:value-type="float">
            <text:p>8 650</text:p>
          </table:table-cell>
          <table:table-cell table:style-name="ce9" office:value-type="float" office:value="25566" calcext:value-type="float">
            <text:p>25 566</text:p>
          </table:table-cell>
          <table:table-cell table:style-name="ce9" office:value-type="float" office:value="747" calcext:value-type="float">
            <text:p><text:s/>747</text:p>
          </table:table-cell>
          <table:table-cell table:style-name="ce9" office:value-type="float" office:value="865" calcext:value-type="float">
            <text:p><text:s/>865</text:p>
          </table:table-cell>
          <table:table-cell table:style-name="ce9" office:value-type="float" office:value="265" calcext:value-type="float">
            <text:p><text:s/>265</text:p>
          </table:table-cell>
          <table:table-cell table:style-name="ce9" office:value-type="float" office:value="382" calcext:value-type="float">
            <text:p><text:s/>382</text:p>
          </table:table-cell>
          <table:table-cell table:style-name="ce9" office:value-type="float" office:value="104" calcext:value-type="float">
            <text:p><text:s/>104</text:p>
          </table:table-cell>
          <table:table-cell table:style-name="ce9" office:value-type="float" office:value="298" calcext:value-type="float">
            <text:p><text:s/>298</text:p>
          </table:table-cell>
          <table:table-cell table:style-name="ce9" office:value-type="float" office:value="19587" calcext:value-type="float">
            <text:p>19 587</text:p>
          </table:table-cell>
          <table:table-cell table:style-name="ce9" office:value-type="float" office:value="93" calcext:value-type="float">
            <text:p><text:s/>9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27" calcext:value-type="float">
            <text:p><text:s/>927</text:p>
          </table:table-cell>
          <table:table-cell table:style-name="ce9" office:value-type="float" office:value="61216" calcext:value-type="float">
            <text:p>61 21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3241" calcext:value-type="float">
            <text:p>3 241</text:p>
          </table:table-cell>
          <table:table-cell table:style-name="ce9" office:value-type="float" office:value="5729" calcext:value-type="float">
            <text:p>5 729</text:p>
          </table:table-cell>
          <table:table-cell table:style-name="ce11" office:value-type="float" office:value="152034" calcext:value-type="float">
            <text:p><text:s/>152 034</text:p>
          </table:table-cell>
          <table:table-cell table:style-name="ce9" office:value-type="float" office:value="1685" calcext:value-type="float">
            <text:p>1 685</text:p>
          </table:table-cell>
          <table:table-cell table:style-name="ce9" office:value-type="float" office:value="7237" calcext:value-type="float">
            <text:p>7 237</text:p>
          </table:table-cell>
          <table:table-cell table:style-name="ce9" office:value-type="float" office:value="3168" calcext:value-type="float">
            <text:p>3 168</text:p>
          </table:table-cell>
          <table:table-cell table:style-name="ce9" office:value-type="float" office:value="2603" calcext:value-type="float">
            <text:p>2 603</text:p>
          </table:table-cell>
          <table:table-cell table:style-name="ce9" office:value-type="float" office:value="423" calcext:value-type="float">
            <text:p><text:s/>423</text:p>
          </table:table-cell>
          <table:table-cell table:style-name="ce9" office:value-type="float" office:value="834" calcext:value-type="float">
            <text:p><text:s/>834</text:p>
          </table:table-cell>
          <table:table-cell table:style-name="ce9" office:value-type="float" office:value="22524" calcext:value-type="float">
            <text:p>22 524</text:p>
          </table:table-cell>
          <table:table-cell table:style-name="ce9" office:value-type="float" office:value="153" calcext:value-type="float">
            <text:p><text:s/>153</text:p>
          </table:table-cell>
          <table:table-cell table:style-name="ce9" office:value-type="float" office:value="7986" calcext:value-type="float">
            <text:p>7 986</text:p>
          </table:table-cell>
          <table:table-cell table:style-name="ce9" office:value-type="float" office:value="3863" calcext:value-type="float">
            <text:p>3 863</text:p>
          </table:table-cell>
          <table:table-cell table:style-name="ce11" office:value-type="float" office:value="211480" calcext:value-type="float">
            <text:p><text:s/>211 48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85" calcext:value-type="float">
            <text:p><text:s/>85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5245" calcext:value-type="float">
            <text:p>5 245</text:p>
          </table:table-cell>
          <table:table-cell table:style-name="ce9" office:value-type="float" office:value="53" calcext:value-type="float">
            <text:p><text:s/>53</text:p>
          </table:table-cell>
          <table:table-cell table:style-name="ce9" office:value-type="float" office:value="234" calcext:value-type="float">
            <text:p><text:s/>234</text:p>
          </table:table-cell>
          <table:table-cell table:style-name="ce9" office:value-type="float" office:value="96" calcext:value-type="float">
            <text:p><text:s/>96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83" calcext:value-type="float">
            <text:p><text:s/>18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49" calcext:value-type="float">
            <text:p><text:s/>149</text:p>
          </table:table-cell>
          <table:table-cell table:style-name="ce9" office:value-type="float" office:value="172" calcext:value-type="float">
            <text:p><text:s/>172</text:p>
          </table:table-cell>
          <table:table-cell table:style-name="ce9" office:value-type="float" office:value="6343" calcext:value-type="float">
            <text:p>6 3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67" calcext:value-type="float">
            <text:p><text:s/>67</text:p>
          </table:table-cell>
          <table:table-cell table:style-name="ce9" office:value-type="float" office:value="533" calcext:value-type="float">
            <text:p><text:s/>533</text:p>
          </table:table-cell>
          <table:table-cell table:style-name="ce9" office:value-type="float" office:value="9231" calcext:value-type="float">
            <text:p>9 231</text:p>
          </table:table-cell>
          <table:table-cell table:style-name="ce9" office:value-type="float" office:value="69" calcext:value-type="float">
            <text:p><text:s/>69</text:p>
          </table:table-cell>
          <table:table-cell table:style-name="ce9" office:value-type="float" office:value="382" calcext:value-type="float">
            <text:p><text:s/>382</text:p>
          </table:table-cell>
          <table:table-cell table:style-name="ce9" office:value-type="float" office:value="149" calcext:value-type="float">
            <text:p><text:s/>149</text:p>
          </table:table-cell>
          <table:table-cell table:style-name="ce9" office:value-type="float" office:value="93" calcext:value-type="float">
            <text:p><text:s/>93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136" calcext:value-type="float">
            <text:p><text:s/>136</text:p>
          </table:table-cell>
          <table:table-cell table:style-name="ce9" office:value-type="float" office:value="340" calcext:value-type="float">
            <text:p><text:s/>34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80" calcext:value-type="float">
            <text:p><text:s/>180</text:p>
          </table:table-cell>
          <table:table-cell table:style-name="ce9" office:value-type="float" office:value="320" calcext:value-type="float">
            <text:p><text:s/>320</text:p>
          </table:table-cell>
          <table:table-cell table:style-name="ce9" office:value-type="float" office:value="11526" calcext:value-type="float">
            <text:p>11 5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2436" calcext:value-type="float">
            <text:p>2 436</text:p>
          </table:table-cell>
          <table:table-cell table:style-name="ce9" office:value-type="float" office:value="4283" calcext:value-type="float">
            <text:p>4 283</text:p>
          </table:table-cell>
          <table:table-cell table:style-name="ce9" office:value-type="float" office:value="76112" calcext:value-type="float">
            <text:p>76 112</text:p>
          </table:table-cell>
          <table:table-cell table:style-name="ce9" office:value-type="float" office:value="583" calcext:value-type="float">
            <text:p><text:s/>583</text:p>
          </table:table-cell>
          <table:table-cell table:style-name="ce9" office:value-type="float" office:value="3477" calcext:value-type="float">
            <text:p>3 477</text:p>
          </table:table-cell>
          <table:table-cell table:style-name="ce9" office:value-type="float" office:value="1726" calcext:value-type="float">
            <text:p>1 726</text:p>
          </table:table-cell>
          <table:table-cell table:style-name="ce9" office:value-type="float" office:value="1719" calcext:value-type="float">
            <text:p>1 719</text:p>
          </table:table-cell>
          <table:table-cell table:style-name="ce9" office:value-type="float" office:value="239" calcext:value-type="float">
            <text:p><text:s/>239</text:p>
          </table:table-cell>
          <table:table-cell table:style-name="ce9" office:value-type="float" office:value="437" calcext:value-type="float">
            <text:p><text:s/>437</text:p>
          </table:table-cell>
          <table:table-cell table:style-name="ce9" office:value-type="float" office:value="11932" calcext:value-type="float">
            <text:p>11 932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4930" calcext:value-type="float">
            <text:p>4 930</text:p>
          </table:table-cell>
          <table:table-cell table:style-name="ce9" office:value-type="float" office:value="991" calcext:value-type="float">
            <text:p><text:s/>991</text:p>
          </table:table-cell>
          <table:table-cell table:style-name="ce11" office:value-type="float" office:value="108913" calcext:value-type="float">
            <text:p><text:s/>108 9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1912" calcext:value-type="float">
            <text:p>1 912</text:p>
          </table:table-cell>
          <table:table-cell table:style-name="ce9" office:value-type="float" office:value="60" calcext:value-type="float">
            <text:p><text:s/>60</text:p>
          </table:table-cell>
          <table:table-cell table:style-name="ce9" office:value-type="float" office:value="98" calcext:value-type="float">
            <text:p><text:s/>98</text:p>
          </table:table-cell>
          <table:table-cell table:style-name="ce9" office:value-type="float" office:value="60" calcext:value-type="float">
            <text:p><text:s/>60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86" calcext:value-type="float">
            <text:p><text:s/>286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72" calcext:value-type="float">
            <text:p><text:s/>372</text:p>
          </table:table-cell>
          <table:table-cell table:style-name="ce9" office:value-type="float" office:value="131" calcext:value-type="float">
            <text:p><text:s/>131</text:p>
          </table:table-cell>
          <table:table-cell table:style-name="ce9" office:value-type="float" office:value="3036" calcext:value-type="float">
            <text:p>3 03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91" calcext:value-type="float">
            <text:p><text:s/>91</text:p>
          </table:table-cell>
          <table:table-cell table:style-name="ce9" office:value-type="float" office:value="168" calcext:value-type="float">
            <text:p><text:s/>168</text:p>
          </table:table-cell>
          <table:table-cell table:style-name="ce9" office:value-type="float" office:value="1974" calcext:value-type="float">
            <text:p>1 974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200" calcext:value-type="float">
            <text:p><text:s/>200</text:p>
          </table:table-cell>
          <table:table-cell table:style-name="ce9" office:value-type="float" office:value="75" calcext:value-type="float">
            <text:p><text:s/>75</text:p>
          </table:table-cell>
          <table:table-cell table:style-name="ce9" office:value-type="float" office:value="60" calcext:value-type="float">
            <text:p><text:s/>60</text:p>
          </table:table-cell>
          <table:table-cell table:number-columns-repeated="2" table:style-name="ce9" office:value-type="float" office:value="12" calcext:value-type="float">
            <text:p><text:s/>12</text:p>
          </table:table-cell>
          <table:table-cell table:style-name="ce9" office:value-type="float" office:value="320" calcext:value-type="float">
            <text:p><text:s/>32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23" calcext:value-type="float">
            <text:p><text:s/>123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3101" calcext:value-type="float">
            <text:p>3 1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89" calcext:value-type="float">
            <text:p><text:s/>89</text:p>
          </table:table-cell>
          <table:table-cell table:style-name="ce9" office:value-type="float" office:value="1447" calcext:value-type="float">
            <text:p>1 447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38" calcext:value-type="float">
            <text:p><text:s/>138</text:p>
          </table:table-cell>
          <table:table-cell table:style-name="ce9" office:value-type="float" office:value="117" calcext:value-type="float">
            <text:p><text:s/>117</text:p>
          </table:table-cell>
          <table:table-cell table:style-name="ce9" office:value-type="float" office:value="76" calcext:value-type="float">
            <text:p><text:s/>76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45" calcext:value-type="float">
            <text:p><text:s/>14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2199" calcext:value-type="float">
            <text:p>2 19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1514" calcext:value-type="float">
            <text:p>1 514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212" calcext:value-type="float">
            <text:p><text:s/>212</text:p>
          </table:table-cell>
          <table:table-cell table:style-name="ce9" office:value-type="float" office:value="123" calcext:value-type="float">
            <text:p><text:s/>123</text:p>
          </table:table-cell>
          <table:table-cell table:style-name="ce9" office:value-type="float" office:value="188" calcext:value-type="float">
            <text:p><text:s/>188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69" calcext:value-type="float">
            <text:p><text:s/>6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6" calcext:value-type="float">
            <text:p><text:s/>36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2270" calcext:value-type="float">
            <text:p>2 27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239" calcext:value-type="float">
            <text:p><text:s/>23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50" calcext:value-type="float">
            <text:p><text:s/>35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436" calcext:value-type="float">
            <text:p><text:s/>436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0" calcext:value-type="float">
            <text:p><text:s/>20</text:p>
          </table:table-cell>
          <table:table-cell table:number-columns-repeated="2" table:style-name="ce9" office:value-type="float" office:value="7" calcext:value-type="float">
            <text:p><text:s/>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34" calcext:value-type="float">
            <text:p><text:s/>3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611" calcext:value-type="float">
            <text:p><text:s/>6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257" calcext:value-type="float">
            <text:p><text:s/>257</text:p>
          </table:table-cell>
          <table:table-cell table:style-name="ce9" office:value-type="float" office:value="232" calcext:value-type="float">
            <text:p><text:s/>232</text:p>
          </table:table-cell>
          <table:table-cell table:style-name="ce9" office:value-type="float" office:value="36300" calcext:value-type="float">
            <text:p>36 300</text:p>
          </table:table-cell>
          <table:table-cell table:style-name="ce9" office:value-type="float" office:value="298" calcext:value-type="float">
            <text:p><text:s/>298</text:p>
          </table:table-cell>
          <table:table-cell table:style-name="ce9" office:value-type="float" office:value="1557" calcext:value-type="float">
            <text:p>1 557</text:p>
          </table:table-cell>
          <table:table-cell table:style-name="ce9" office:value-type="float" office:value="528" calcext:value-type="float">
            <text:p><text:s/>528</text:p>
          </table:table-cell>
          <table:table-cell table:style-name="ce9" office:value-type="float" office:value="252" calcext:value-type="float">
            <text:p><text:s/>252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108" calcext:value-type="float">
            <text:p><text:s/>108</text:p>
          </table:table-cell>
          <table:table-cell table:style-name="ce9" office:value-type="float" office:value="6280" calcext:value-type="float">
            <text:p>6 28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725" calcext:value-type="float">
            <text:p>1 725</text:p>
          </table:table-cell>
          <table:table-cell table:style-name="ce9" office:value-type="float" office:value="1385" calcext:value-type="float">
            <text:p>1 385</text:p>
          </table:table-cell>
          <table:table-cell table:style-name="ce9" office:value-type="float" office:value="48997" calcext:value-type="float">
            <text:p>48 9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13" calcext:value-type="float">
            <text:p><text:s/>61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64" calcext:value-type="float">
            <text:p><text:s/>164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340" calcext:value-type="float">
            <text:p><text:s/>340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1232" calcext:value-type="float">
            <text:p>1 2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51" calcext:value-type="float">
            <text:p><text:s/>151</text:p>
          </table:table-cell>
          <table:table-cell table:style-name="ce9" office:value-type="float" office:value="133" calcext:value-type="float">
            <text:p><text:s/>133</text:p>
          </table:table-cell>
          <table:table-cell table:style-name="ce9" office:value-type="float" office:value="15922" calcext:value-type="float">
            <text:p>15 922</text:p>
          </table:table-cell>
          <table:table-cell table:style-name="ce9" office:value-type="float" office:value="448" calcext:value-type="float">
            <text:p><text:s/>448</text:p>
          </table:table-cell>
          <table:table-cell table:style-name="ce9" office:value-type="float" office:value="804" calcext:value-type="float">
            <text:p><text:s/>804</text:p>
          </table:table-cell>
          <table:table-cell table:style-name="ce9" office:value-type="float" office:value="205" calcext:value-type="float">
            <text:p><text:s/>205</text:p>
          </table:table-cell>
          <table:table-cell table:style-name="ce9" office:value-type="float" office:value="85" calcext:value-type="float">
            <text:p><text:s/>85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51" calcext:value-type="float">
            <text:p><text:s/>51</text:p>
          </table:table-cell>
          <table:table-cell table:style-name="ce9" office:value-type="float" office:value="2536" calcext:value-type="float">
            <text:p>2 536</text:p>
          </table:table-cell>
          <table:table-cell table:style-name="ce9" office:value-type="float" office:value="67" calcext:value-type="float">
            <text:p><text:s/>6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54" calcext:value-type="float">
            <text:p><text:s/>654</text:p>
          </table:table-cell>
          <table:table-cell table:style-name="ce9" office:value-type="float" office:value="21091" calcext:value-type="float">
            <text:p>21 09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42" calcext:value-type="float">
            <text:p><text:s/>42</text:p>
          </table:table-cell>
          <table:table-cell table:style-name="ce9" office:value-type="float" office:value="63" calcext:value-type="float">
            <text:p><text:s/>63</text:p>
          </table:table-cell>
          <table:table-cell table:style-name="ce9" office:value-type="float" office:value="1089" calcext:value-type="float">
            <text:p>1 089</text:p>
          </table:table-cell>
          <table:table-cell table:style-name="ce9" office:value-type="float" office:value="98" calcext:value-type="float">
            <text:p><text:s/>98</text:p>
          </table:table-cell>
          <table:table-cell table:style-name="ce9" office:value-type="float" office:value="70" calcext:value-type="float">
            <text:p><text:s/>70</text:p>
          </table:table-cell>
          <table:table-cell table:style-name="ce9" office:value-type="float" office:value="47" calcext:value-type="float">
            <text:p><text:s/>47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214" calcext:value-type="float">
            <text:p><text:s/>214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60" calcext:value-type="float">
            <text:p><text:s/>60</text:p>
          </table:table-cell>
          <table:table-cell table:style-name="ce9" office:value-type="float" office:value="68" calcext:value-type="float">
            <text:p><text:s/>68</text:p>
          </table:table-cell>
          <table:table-cell table:style-name="ce9" office:value-type="float" office:value="1811" calcext:value-type="float">
            <text:p>1 811</text:p>
          </table:table-cell>
          <table:table-cell table:number-columns-repeated="1009"/>
        </table:table-row>
        <table:table-row table:style-name="ro3">
          <table:table-cell table:style-name="ce25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6153" calcext:value-type="float">
            <text:p>6 153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183" calcext:value-type="float">
            <text:p><text:s/>183</text:p>
          </table:table-cell>
          <table:table-cell table:style-name="ce9" office:value-type="float" office:value="49" calcext:value-type="float">
            <text:p><text:s/>49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3" calcext:value-type="float">
            <text:p><text:s/>1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6546" calcext:value-type="float">
            <text:p>6 54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52" calcext:value-type="float">
            <text:p><text:s/>152</text:p>
          </table:table-cell>
          <table:table-cell table:style-name="ce9" office:value-type="float" office:value="151" calcext:value-type="float">
            <text:p><text:s/>151</text:p>
          </table:table-cell>
          <table:table-cell table:style-name="ce9" office:value-type="float" office:value="26375" calcext:value-type="float">
            <text:p>26 375</text:p>
          </table:table-cell>
          <table:table-cell table:style-name="ce9" office:value-type="float" office:value="172" calcext:value-type="float">
            <text:p><text:s/>172</text:p>
          </table:table-cell>
          <table:table-cell table:style-name="ce9" office:value-type="float" office:value="1087" calcext:value-type="float">
            <text:p>1 087</text:p>
          </table:table-cell>
          <table:table-cell table:style-name="ce9" office:value-type="float" office:value="583" calcext:value-type="float">
            <text:p><text:s/>583</text:p>
          </table:table-cell>
          <table:table-cell table:style-name="ce9" office:value-type="float" office:value="340" calcext:value-type="float">
            <text:p><text:s/>340</text:p>
          </table:table-cell>
          <table:table-cell table:style-name="ce9" office:value-type="float" office:value="74" calcext:value-type="float">
            <text:p><text:s/>74</text:p>
          </table:table-cell>
          <table:table-cell table:style-name="ce9" office:value-type="float" office:value="93" calcext:value-type="float">
            <text:p><text:s/>93</text:p>
          </table:table-cell>
          <table:table-cell table:style-name="ce9" office:value-type="float" office:value="67" calcext:value-type="float">
            <text:p><text:s/>67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1497" calcext:value-type="float">
            <text:p>1 497</text:p>
          </table:table-cell>
          <table:table-cell table:style-name="ce9" office:value-type="float" office:value="30640" calcext:value-type="float">
            <text:p>30 64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69" calcext:value-type="float">
            <text:p><text:s/>16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226" calcext:value-type="float">
            <text:p><text:s/>2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95" calcext:value-type="float">
            <text:p><text:s/>29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7" calcext:value-type="float">
            <text:p><text:s/>47</text:p>
          </table:table-cell>
          <table:table-cell table:style-name="ce9" office:value-type="float" office:value="400" calcext:value-type="float">
            <text:p><text:s/>40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41" calcext:value-type="float">
            <text:p><text:s/>141</text:p>
          </table:table-cell>
          <table:table-cell table:style-name="ce9" office:value-type="float" office:value="142" calcext:value-type="float">
            <text:p><text:s/>142</text:p>
          </table:table-cell>
          <table:table-cell table:style-name="ce9" office:value-type="float" office:value="23389" calcext:value-type="float">
            <text:p>23 389</text:p>
          </table:table-cell>
          <table:table-cell table:style-name="ce9" office:value-type="float" office:value="157" calcext:value-type="float">
            <text:p><text:s/>157</text:p>
          </table:table-cell>
          <table:table-cell table:style-name="ce9" office:value-type="float" office:value="925" calcext:value-type="float">
            <text:p><text:s/>925</text:p>
          </table:table-cell>
          <table:table-cell table:style-name="ce9" office:value-type="float" office:value="506" calcext:value-type="float">
            <text:p><text:s/>506</text:p>
          </table:table-cell>
          <table:table-cell table:style-name="ce9" office:value-type="float" office:value="292" calcext:value-type="float">
            <text:p><text:s/>292</text:p>
          </table:table-cell>
          <table:table-cell table:style-name="ce9" office:value-type="float" office:value="63" calcext:value-type="float">
            <text:p><text:s/>63</text:p>
          </table:table-cell>
          <table:table-cell table:style-name="ce9" office:value-type="float" office:value="83" calcext:value-type="float">
            <text:p><text:s/>83</text:p>
          </table:table-cell>
          <table:table-cell table:style-name="ce9" office:value-type="float" office:value="57" calcext:value-type="float">
            <text:p><text:s/>57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1354" calcext:value-type="float">
            <text:p>1 354</text:p>
          </table:table-cell>
          <table:table-cell table:style-name="ce9" office:value-type="float" office:value="27153" calcext:value-type="float">
            <text:p>27 1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318" calcext:value-type="float">
            <text:p><text:s/>318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43" calcext:value-type="float">
            <text:p><text:s/>3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779" calcext:value-type="float">
            <text:p><text:s/>77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923" calcext:value-type="float">
            <text:p><text:s/>92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99" calcext:value-type="float">
            <text:p><text:s/>49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48" calcext:value-type="float">
            <text:p><text:s/>5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99" calcext:value-type="float">
            <text:p><text:s/>19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40" calcext:value-type="float">
            <text:p><text:s/>2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4" calcext:value-type="float">
            <text:p><text:s/>7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7" calcext:value-type="float">
            <text:p><text:s/>8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99" calcext:value-type="float">
            <text:p><text:s/>99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07" calcext:value-type="float">
            <text:p><text:s/>10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32" calcext:value-type="float">
            <text:p><text:s/>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03" calcext:value-type="float">
            <text:p><text:s/>30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22" calcext:value-type="float">
            <text:p><text:s/>3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11" calcext:value-type="float">
            <text:p><text:s/>21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248" calcext:value-type="float">
            <text:p><text:s/>248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88" calcext:value-type="float">
            <text:p><text:s/>88</text:p>
          </table:table-cell>
          <table:table-cell table:style-name="ce9" office:value-type="float" office:value="10814" calcext:value-type="float">
            <text:p>10 814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453" calcext:value-type="float">
            <text:p><text:s/>453</text:p>
          </table:table-cell>
          <table:table-cell table:style-name="ce9" office:value-type="float" office:value="128" calcext:value-type="float">
            <text:p><text:s/>128</text:p>
          </table:table-cell>
          <table:table-cell table:style-name="ce9" office:value-type="float" office:value="187" calcext:value-type="float">
            <text:p><text:s/>187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7" calcext:value-type="float">
            <text:p><text:s/>17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11730" calcext:value-type="float">
            <text:p>11 73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107" calcext:value-type="float">
            <text:p><text:s/>107</text:p>
          </table:table-cell>
          <table:table-cell table:style-name="ce9" office:value-type="float" office:value="11534" calcext:value-type="float">
            <text:p>11 534</text:p>
          </table:table-cell>
          <table:table-cell table:style-name="ce9" office:value-type="float" office:value="55" calcext:value-type="float">
            <text:p><text:s/>55</text:p>
          </table:table-cell>
          <table:table-cell table:style-name="ce9" office:value-type="float" office:value="656" calcext:value-type="float">
            <text:p><text:s/>656</text:p>
          </table:table-cell>
          <table:table-cell table:style-name="ce9" office:value-type="float" office:value="486" calcext:value-type="float">
            <text:p><text:s/>486</text:p>
          </table:table-cell>
          <table:table-cell table:style-name="ce9" office:value-type="float" office:value="599" calcext:value-type="float">
            <text:p><text:s/>599</text:p>
          </table:table-cell>
          <table:table-cell table:style-name="ce9" office:value-type="float" office:value="63" calcext:value-type="float">
            <text:p><text:s/>63</text:p>
          </table:table-cell>
          <table:table-cell table:style-name="ce9" office:value-type="float" office:value="130" calcext:value-type="float">
            <text:p><text:s/>13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788" calcext:value-type="float">
            <text:p><text:s/>788</text:p>
          </table:table-cell>
          <table:table-cell table:style-name="ce9" office:value-type="float" office:value="14463" calcext:value-type="float">
            <text:p>14 46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1" calcext:value-type="float">
            <text:p><text:s/>2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0" calcext:value-type="float">
            <text:p><text:s/>10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30" calcext:value-type="float">
            <text:p><text:s/>1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90" calcext:value-type="float">
            <text:p><text:s/>90</text:p>
          </table:table-cell>
          <table:table-cell table:style-name="ce9" office:value-type="float" office:value="9374" calcext:value-type="float">
            <text:p>9 374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483" calcext:value-type="float">
            <text:p><text:s/>483</text:p>
          </table:table-cell>
          <table:table-cell table:style-name="ce9" office:value-type="float" office:value="386" calcext:value-type="float">
            <text:p><text:s/>386</text:p>
          </table:table-cell>
          <table:table-cell table:style-name="ce9" office:value-type="float" office:value="451" calcext:value-type="float">
            <text:p><text:s/>451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113" calcext:value-type="float">
            <text:p><text:s/>113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695" calcext:value-type="float">
            <text:p><text:s/>695</text:p>
          </table:table-cell>
          <table:table-cell table:style-name="ce9" office:value-type="float" office:value="11722" calcext:value-type="float">
            <text:p>11 7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79" calcext:value-type="float">
            <text:p><text:s/>79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90" calcext:value-type="float">
            <text:p><text:s/>9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92" calcext:value-type="float">
            <text:p><text:s/>392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519" calcext:value-type="float">
            <text:p><text:s/>51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90" calcext:value-type="float">
            <text:p><text:s/>49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613" calcext:value-type="float">
            <text:p><text:s/>6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751" calcext:value-type="float">
            <text:p><text:s/>75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67" calcext:value-type="float">
            <text:p><text:s/>67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77" calcext:value-type="float">
            <text:p><text:s/>77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973" calcext:value-type="float">
            <text:p><text:s/>97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56" calcext:value-type="float">
            <text:p><text:s/>5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71" calcext:value-type="float">
            <text:p><text:s/>7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25" calcext:value-type="float">
            <text:p><text:s/>12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3"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43" calcext:value-type="float">
            <text:p><text:s/>1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43" calcext:value-type="float">
            <text:p><text:s/>14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74" calcext:value-type="float">
            <text:p><text:s/>174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42" calcext:value-type="float">
            <text:p><text:s/>42</text:p>
          </table:table-cell>
          <table:table-cell table:style-name="ce9" office:value-type="float" office:value="127" calcext:value-type="float">
            <text:p><text:s/>127</text:p>
          </table:table-cell>
          <table:table-cell table:style-name="ce9" office:value-type="float" office:value="16967" calcext:value-type="float">
            <text:p>16 967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636" calcext:value-type="float">
            <text:p><text:s/>636</text:p>
          </table:table-cell>
          <table:table-cell table:style-name="ce9" office:value-type="float" office:value="177" calcext:value-type="float">
            <text:p><text:s/>177</text:p>
          </table:table-cell>
          <table:table-cell table:style-name="ce9" office:value-type="float" office:value="232" calcext:value-type="float">
            <text:p><text:s/>232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30" calcext:value-type="float">
            <text:p><text:s/>30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18276" calcext:value-type="float">
            <text:p>18 27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73" calcext:value-type="float">
            <text:p><text:s/>173</text:p>
          </table:table-cell>
          <table:table-cell table:style-name="ce9" office:value-type="float" office:value="258" calcext:value-type="float">
            <text:p><text:s/>258</text:p>
          </table:table-cell>
          <table:table-cell table:style-name="ce9" office:value-type="float" office:value="37909" calcext:value-type="float">
            <text:p>37 909</text:p>
          </table:table-cell>
          <table:table-cell table:style-name="ce9" office:value-type="float" office:value="227" calcext:value-type="float">
            <text:p><text:s/>227</text:p>
          </table:table-cell>
          <table:table-cell table:style-name="ce9" office:value-type="float" office:value="1743" calcext:value-type="float">
            <text:p>1 743</text:p>
          </table:table-cell>
          <table:table-cell table:style-name="ce9" office:value-type="float" office:value="1069" calcext:value-type="float">
            <text:p>1 069</text:p>
          </table:table-cell>
          <table:table-cell table:style-name="ce9" office:value-type="float" office:value="939" calcext:value-type="float">
            <text:p><text:s/>939</text:p>
          </table:table-cell>
          <table:table-cell table:style-name="ce9" office:value-type="float" office:value="137" calcext:value-type="float">
            <text:p><text:s/>137</text:p>
          </table:table-cell>
          <table:table-cell table:style-name="ce9" office:value-type="float" office:value="223" calcext:value-type="float">
            <text:p><text:s/>223</text:p>
          </table:table-cell>
          <table:table-cell table:style-name="ce9" office:value-type="float" office:value="78" calcext:value-type="float">
            <text:p><text:s/>78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2285" calcext:value-type="float">
            <text:p>2 285</text:p>
          </table:table-cell>
          <table:table-cell table:style-name="ce9" office:value-type="float" office:value="45103" calcext:value-type="float">
            <text:p>45 1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86" calcext:value-type="float">
            <text:p><text:s/>18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247" calcext:value-type="float">
            <text:p><text:s/>24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395" calcext:value-type="float">
            <text:p><text:s/>395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6" calcext:value-type="float">
            <text:p><text:s/>56</text:p>
          </table:table-cell>
          <table:table-cell table:style-name="ce9" office:value-type="float" office:value="530" calcext:value-type="float">
            <text:p><text:s/>5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59" calcext:value-type="float">
            <text:p><text:s/>159</text:p>
          </table:table-cell>
          <table:table-cell table:style-name="ce9" office:value-type="float" office:value="232" calcext:value-type="float">
            <text:p><text:s/>232</text:p>
          </table:table-cell>
          <table:table-cell table:style-name="ce9" office:value-type="float" office:value="32763" calcext:value-type="float">
            <text:p>32 763</text:p>
          </table:table-cell>
          <table:table-cell table:style-name="ce9" office:value-type="float" office:value="201" calcext:value-type="float">
            <text:p><text:s/>201</text:p>
          </table:table-cell>
          <table:table-cell table:style-name="ce9" office:value-type="float" office:value="1408" calcext:value-type="float">
            <text:p>1 408</text:p>
          </table:table-cell>
          <table:table-cell table:style-name="ce9" office:value-type="float" office:value="892" calcext:value-type="float">
            <text:p><text:s/>892</text:p>
          </table:table-cell>
          <table:table-cell table:style-name="ce9" office:value-type="float" office:value="743" calcext:value-type="float">
            <text:p><text:s/>743</text:p>
          </table:table-cell>
          <table:table-cell table:style-name="ce9" office:value-type="float" office:value="109" calcext:value-type="float">
            <text:p><text:s/>109</text:p>
          </table:table-cell>
          <table:table-cell table:style-name="ce9" office:value-type="float" office:value="196" calcext:value-type="float">
            <text:p><text:s/>196</text:p>
          </table:table-cell>
          <table:table-cell table:style-name="ce9" office:value-type="float" office:value="68" calcext:value-type="float">
            <text:p><text:s/>68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2049" calcext:value-type="float">
            <text:p>2 049</text:p>
          </table:table-cell>
          <table:table-cell table:style-name="ce9" office:value-type="float" office:value="38875" calcext:value-type="float">
            <text:p>38 87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397" calcext:value-type="float">
            <text:p><text:s/>397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33" calcext:value-type="float">
            <text:p><text:s/>43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1171" calcext:value-type="float">
            <text:p>1 171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92" calcext:value-type="float">
            <text:p><text:s/>92</text:p>
          </table:table-cell>
          <table:table-cell table:style-name="ce9" office:value-type="float" office:value="51" calcext:value-type="float">
            <text:p><text:s/>51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51" calcext:value-type="float">
            <text:p><text:s/>51</text:p>
          </table:table-cell>
          <table:table-cell table:style-name="ce9" office:value-type="float" office:value="1442" calcext:value-type="float">
            <text:p>1 44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989" calcext:value-type="float">
            <text:p><text:s/>98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2" calcext:value-type="float">
            <text:p><text:s/>52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1161" calcext:value-type="float">
            <text:p>1 1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950" calcext:value-type="float">
            <text:p><text:s/>95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77" calcext:value-type="float">
            <text:p><text:s/>77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93" calcext:value-type="float">
            <text:p><text:s/>93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1213" calcext:value-type="float">
            <text:p>1 2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0" calcext:value-type="float">
            <text:p><text:s/>13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58" calcext:value-type="float">
            <text:p><text:s/>15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24" calcext:value-type="float">
            <text:p><text:s/>22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50" calcext:value-type="float">
            <text:p><text:s/>25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3" calcext:value-type="float">
            <text:p><text:s/>3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36" calcext:value-type="float">
            <text:p><text:s/>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03" calcext:value-type="float">
            <text:p><text:s/>30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22" calcext:value-type="float">
            <text:p><text:s/>3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4" calcext:value-type="float">
            <text:p><text:s/>14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14" calcext:value-type="float">
            <text:p><text:s/>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54" calcext:value-type="float">
            <text:p><text:s/>35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4" calcext:value-type="float">
            <text:p><text:s/>24</text:p>
          </table:table-cell>
          <table:table-cell table:number-columns-repeated="2" table:style-name="ce9" office:value-type="float" office:value="9" calcext:value-type="float">
            <text:p><text:s/>9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422" calcext:value-type="float">
            <text:p><text:s/>422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Auf Autobahnen - </text:span>Unfälle mit Getöte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4" calcext:value-type="float">
            <text:p><text:s/>6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79" calcext:value-type="float">
            <text:p><text:s/>79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52" calcext:value-type="float">
            <text:p><text:s/>15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7" calcext:value-type="float">
            <text:p><text:s/>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0" calcext:value-type="float">
            <text:p><text:s/>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8" calcext:value-type="float">
            <text:p><text:s/>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Auf Autobahnen – </text:span>Unfälle mit Personenschad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92" calcext:value-type="float">
            <text:p><text:s/>392</text:p>
          </table:table-cell>
          <table:table-cell table:style-name="ce9" office:value-type="float" office:value="3395" calcext:value-type="float">
            <text:p>3 395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90" calcext:value-type="float">
            <text:p><text:s/>190</text:p>
          </table:table-cell>
          <table:table-cell table:style-name="ce9" office:value-type="float" office:value="73" calcext:value-type="float">
            <text:p><text:s/>73</text:p>
          </table:table-cell>
          <table:table-cell table:style-name="ce9" office:value-type="float" office:value="179" calcext:value-type="float">
            <text:p><text:s/>179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4291" calcext:value-type="float">
            <text:p>4 29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32" calcext:value-type="float">
            <text:p><text:s/>232</text:p>
          </table:table-cell>
          <table:table-cell table:style-name="ce9" office:value-type="float" office:value="8014" calcext:value-type="float">
            <text:p>8 014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784" calcext:value-type="float">
            <text:p><text:s/>784</text:p>
          </table:table-cell>
          <table:table-cell table:style-name="ce9" office:value-type="float" office:value="439" calcext:value-type="float">
            <text:p><text:s/>439</text:p>
          </table:table-cell>
          <table:table-cell table:style-name="ce9" office:value-type="float" office:value="908" calcext:value-type="float">
            <text:p><text:s/>908</text:p>
          </table:table-cell>
          <table:table-cell table:style-name="ce9" office:value-type="float" office:value="33" calcext:value-type="float">
            <text:p><text:s/>3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30" calcext:value-type="float">
            <text:p><text:s/>130</text:p>
          </table:table-cell>
          <table:table-cell table:style-name="ce9" office:value-type="float" office:value="10603" calcext:value-type="float">
            <text:p>10 6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11" calcext:value-type="float">
            <text:p><text:s/>11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53" calcext:value-type="float">
            <text:p><text:s/>1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77" calcext:value-type="float">
            <text:p><text:s/>177</text:p>
          </table:table-cell>
          <table:table-cell table:style-name="ce9" office:value-type="float" office:value="6335" calcext:value-type="float">
            <text:p>6 335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462" calcext:value-type="float">
            <text:p><text:s/>462</text:p>
          </table:table-cell>
          <table:table-cell table:style-name="ce9" office:value-type="float" office:value="287" calcext:value-type="float">
            <text:p><text:s/>287</text:p>
          </table:table-cell>
          <table:table-cell table:style-name="ce9" office:value-type="float" office:value="657" calcext:value-type="float">
            <text:p><text:s/>657</text:p>
          </table:table-cell>
          <table:table-cell table:style-name="ce9" office:value-type="float" office:value="22" calcext:value-type="float">
            <text:p><text:s/>22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93" calcext:value-type="float">
            <text:p><text:s/>93</text:p>
          </table:table-cell>
          <table:table-cell table:style-name="ce9" office:value-type="float" office:value="8077" calcext:value-type="float">
            <text:p>8 07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3" calcext:value-type="float">
            <text:p><text:s/>5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268" calcext:value-type="float">
            <text:p><text:s/>26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376" calcext:value-type="float">
            <text:p><text:s/>37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333" calcext:value-type="float">
            <text:p><text:s/>33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3" calcext:value-type="float">
            <text:p><text:s/>73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13" calcext:value-type="float">
            <text:p><text:s/>5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792" calcext:value-type="float">
            <text:p><text:s/>79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82" calcext:value-type="float">
            <text:p><text:s/>182</text:p>
          </table:table-cell>
          <table:table-cell table:style-name="ce9" office:value-type="float" office:value="89" calcext:value-type="float">
            <text:p><text:s/>89</text:p>
          </table:table-cell>
          <table:table-cell table:style-name="ce9" office:value-type="float" office:value="140" calcext:value-type="float">
            <text:p><text:s/>14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241" calcext:value-type="float">
            <text:p>1 2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" calcext:value-type="float">
            <text:p><text:s/>11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3" calcext:value-type="float">
            <text:p><text:s/>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9" calcext:value-type="float">
            <text:p><text:s/>3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65" calcext:value-type="float">
            <text:p><text:s/>6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6" calcext:value-type="float">
            <text:p><text:s/>86</text:p>
          </table:table-cell>
          <table:table-cell table:number-columns-repeated="1009"/>
        </table:table-row>
        <table:table-row table:style-name="ro3">
          <table:table-cell table:style-name="ce22" office:value-type="string" calcext:value-type="string">
            <text:p><text:span text:style-name="T1">Auf Autobahnen – </text:span>Schwerwiegende Unfälle mit Sachschaden (i.e.S.)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4409" calcext:value-type="float">
            <text:p>4 40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08" calcext:value-type="float">
            <text:p><text:s/>208</text:p>
          </table:table-cell>
          <table:table-cell table:style-name="ce9" office:value-type="float" office:value="84" calcext:value-type="float">
            <text:p><text:s/>84</text:p>
          </table:table-cell>
          <table:table-cell table:style-name="ce9" office:value-type="float" office:value="126" calcext:value-type="float">
            <text:p><text:s/>126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853" calcext:value-type="float">
            <text:p>4 85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2813" calcext:value-type="float">
            <text:p>2 813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76" calcext:value-type="float">
            <text:p><text:s/>276</text:p>
          </table:table-cell>
          <table:table-cell table:style-name="ce9" office:value-type="float" office:value="214" calcext:value-type="float">
            <text:p><text:s/>214</text:p>
          </table:table-cell>
          <table:table-cell table:style-name="ce9" office:value-type="float" office:value="412" calcext:value-type="float">
            <text:p><text:s/>412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39" calcext:value-type="float">
            <text:p><text:s/>439</text:p>
          </table:table-cell>
          <table:table-cell table:style-name="ce9" office:value-type="float" office:value="4201" calcext:value-type="float">
            <text:p>4 2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1" calcext:value-type="float">
            <text:p><text:s/>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929" calcext:value-type="float">
            <text:p>1 929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82" calcext:value-type="float">
            <text:p><text:s/>182</text:p>
          </table:table-cell>
          <table:table-cell table:style-name="ce9" office:value-type="float" office:value="161" calcext:value-type="float">
            <text:p><text:s/>161</text:p>
          </table:table-cell>
          <table:table-cell table:style-name="ce9" office:value-type="float" office:value="295" calcext:value-type="float">
            <text:p><text:s/>295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82" calcext:value-type="float">
            <text:p><text:s/>382</text:p>
          </table:table-cell>
          <table:table-cell table:style-name="ce9" office:value-type="float" office:value="2983" calcext:value-type="float">
            <text:p>2 98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08" calcext:value-type="float">
            <text:p><text:s/>10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67" calcext:value-type="float">
            <text:p><text:s/>1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01" calcext:value-type="float">
            <text:p><text:s/>20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278" calcext:value-type="float">
            <text:p><text:s/>2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94" calcext:value-type="float">
            <text:p><text:s/>49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53" calcext:value-type="float">
            <text:p><text:s/>53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663" calcext:value-type="float">
            <text:p><text:s/>66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1" calcext:value-type="float">
            <text:p><text:s/>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3" calcext:value-type="float">
            <text:p><text:s/>4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60" calcext:value-type="float">
            <text:p><text:s/>60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1 Einschl. S-Pedelecs und drei- und leichten vierrädrigen Kfz.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6" office:value-type="string" calcext:value-type="string">
            <text:p>2 Einschl. drei- und schweren vierrädrigen Kfz.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6" office:value-type="string" calcext:value-type="string">
            <text:p>3 Ohne Lastkraftwagen mit Tankauflage.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6" office:value-type="string" calcext:value-type="string">
            <text:p>4 Einschl. Pedelecs.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6" office:value-type="string" calcext:value-type="string">
            <text:p>5 Einschl. <text:s text:c="3"/>Fußgänger .......rt- und Spielgeräten.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6" office:value-type="string" calcext:value-type="string">
            <text:p>6 Wohnmobile, Eisenbahnen etc..</text:p>
          </table:table-cell>
          <table:table-cell table:style-name="ce28" table:number-columns-repeated="14"/>
          <table:table-cell table:number-columns-repeated="1009"/>
        </table:table-row>
        <table:table-row table:style-name="ro1">
          <table:table-cell table:style-name="ce26" office:value-type="string" calcext:value-type="string">
            <text:p>Vorstehende Fußnoten gelten auch für die Vorspalte.</text:p>
          </table:table-cell>
          <table:table-cell table:style-name="ce28" table:number-columns-repeated="14"/>
          <table:table-cell table:number-columns-repeated="1009"/>
        </table:table-row>
        <table:table-row table:style-name="ro4" table:number-rows-repeated="10483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1">
        <number:embedded-text number:position="3"> </number:embedded-text>
      </number:number>
    </number:number-style>
    <number:number-style style:name="N134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9P1" style:volatile="true">
      <number:text>–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1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1P1" style:volatile="true">
      <number:text>-</number:text>
    </number:number-style>
    <number:number-style style:name="N161">
      <number:text/>
      <style:map style:condition="value()&gt;0" style:apply-style-name="N161P0"/>
      <style:map style:condition="value()=0" style:apply-style-name="N161P1"/>
    </number:number-style>
    <number:number-style style:name="N164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64P1" style:volatile="true">
      <number:text>–     </number:text>
    </number:number-style>
    <number:number-style style:name="N164">
      <number:text/>
      <style:map style:condition="value()&gt;0" style:apply-style-name="N164P0"/>
      <style:map style:condition="value()=0" style:apply-style-name="N164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9:26:49.781160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9_5f_JJ" style:display-name="PageStyle_UJ05-XML_2019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19:26:56.000348260</dc:date>
    <meta:editing-duration>PT11H44M47S</meta:editing-duration>
    <meta:editing-cycles>46</meta:editing-cycles>
    <meta:generator>LibreOffice/7.1.4.2$Linux_X86_64 LibreOffice_project/10$Build-2</meta:generator>
    <meta:document-statistic meta:table-count="1" meta:cell-count="2892" meta:object-count="0"/>
  </office:meta>
</office:document-meta>
</file>